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png" manifest:full-path="Pictures/10000000000001F400000151E2D75F03.png"/>
  <manifest:file-entry manifest:media-type="image/png" manifest:full-path="Pictures/10000000000003B30000022E0C101826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1cm"/>
    </style:style>
    <style:style style:name="P1" style:family="paragraph">
      <style:paragraph-properties fo:text-align="center"/>
    </style:style>
    <style:style style:name="P2" style:family="paragraph">
      <style:text-properties fo:font-size="16pt" style:font-size-asian="16pt" style:font-size-complex="16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g>
          <draw:frame draw:style-name="gr1" draw:text-style-name="P1" draw:layer="layout" svg:width="15.999cm" svg:height="10cm" svg:x="4cm" svg:y="1cm">
            <draw:image xlink:href="Pictures/10000000000003B30000022E0C101826.png" xlink:type="simple" xlink:show="embed" xlink:actuate="onLoad">
              <text:p/>
            </draw:image>
          </draw:frame>
          <draw:custom-shape draw:style-name="gr2" draw:text-style-name="P1" draw:layer="layout" svg:width="2.5cm" svg:height="3.5cm" svg:x="-0.2cm" svg:y="4cm">
            <text:p text:style-name="P1"><text:span text:style-name="T1">Base </text:span></text:p>
            <text:p text:style-name="P1"><text:span text:style-name="T1">De </text:span></text:p>
            <text:p text:style-name="P1"><text:span text:style-name="T1">Datos</text:span></text:p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line draw:style-name="gr3" draw:text-style-name="P1" draw:layer="layout" svg:x1="2.5cm" svg:y1="5.5cm" svg:x2="4cm" svg:y2="5.5cm">
            <text:p/>
          </draw:line>
          <draw:line draw:style-name="gr3" draw:text-style-name="P1" draw:layer="layout" svg:x1="12.5cm" svg:y1="5.5cm" svg:x2="15cm" svg:y2="5.5cm">
            <text:p/>
          </draw:line>
          <draw:frame draw:style-name="gr4" draw:text-style-name="P2" draw:layer="layout" svg:width="6.5cm" svg:height="1.25cm" svg:x="5.5cm" svg:y="9.75cm">
            <draw:text-box>
              <text:p><text:span text:style-name="T2">Servidor de Aplicación</text:span></text:p>
            </draw:text-box>
          </draw:frame>
          <draw:frame draw:style-name="gr4" draw:text-style-name="P2" draw:layer="layout" svg:width="6.5cm" svg:height="1.25cm" svg:x="15cm" svg:y="7cm">
            <draw:text-box>
              <text:p><text:span text:style-name="T3">Cliente y Servidor Web</text:span></text:p>
            </draw:text-box>
          </draw:frame>
          <draw:frame draw:style-name="gr1" draw:text-style-name="P1" draw:layer="layout" svg:width="4.2cm" svg:height="3.6cm" svg:x="21.3cm" svg:y="3.9cm">
            <draw:image xlink:href="Pictures/10000000000001F400000151E2D75F03.png" xlink:type="simple" xlink:show="embed" xlink:actuate="onLoad">
              <text:p/>
            </draw:image>
          </draw:frame>
          <draw:line draw:style-name="gr3" draw:text-style-name="P1" draw:layer="layout" svg:x1="19.8cm" svg:y1="5.5cm" svg:x2="21cm" svg:y2="5.5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s" fo:country="A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Emanuel </meta:initial-creator>
    <meta:creation-date>2011-09-29T13:05:45</meta:creation-date>
    <dc:date>2011-09-29T19:39:11</dc:date>
    <dc:creator>Emanuel </dc:creator>
    <meta:editing-duration>PT06H31M41S</meta:editing-duration>
    <meta:editing-cycles>2</meta:editing-cycles>
    <meta:generator>OpenOffice.org/3.2$Unix OpenOffice.org_project/320m19$Build-9505</meta:generator>
    <meta:document-statistic meta:object-count="9"/>
  </office:meta>
</office:document-meta>
</file>